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Liberation Serif1"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Liberation Serif" fo:font-size="32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loext:opacity="0%" style:font-name="Liberation Serif" fo:font-size="2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loext:opacity="0%" style:font-name="Liberation Serif" fo:font-size="14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6" style:family="paragraph" style:parent-style-name="Table_20_Contents">
      <style:paragraph-properties fo:text-align="start" style:justify-single-word="false"/>
      <style:text-properties style:font-name="Calibri" fo:font-size="11pt" style:font-name-asian="Calibri" style:font-name-complex="Calibri"/>
    </style:style>
    <style:style style:name="P7" style:family="paragraph" style:parent-style-name="Table_20_Contents">
      <style:paragraph-properties fo:text-align="start" style:justify-single-word="false"/>
      <style:text-properties style:font-name="Liberation Serif1" fo:font-size="14pt" officeooo:rsid="00012789" officeooo:paragraph-rsid="00012789" style:font-name-asian="Calibri" style:font-size-asian="14pt" style:font-name-complex="Calibri" style:font-size-complex="14pt"/>
    </style:style>
    <style:style style:name="T1" style:family="text">
      <style:text-properties style:use-window-font-color="true" loext:opacity="0%" style:font-name="Liberation Serif" fo:font-size="14pt" fo:font-weight="normal" fo:background-color="transparent" loext:char-shading-value="0" style:font-name-asian="Liberation Serif" style:font-name-complex="Liberation Serif"/>
    </style:style>
    <style:style style:name="T2" style:family="text">
      <style:text-properties style:use-window-font-color="true" loext:opacity="0%" style:font-name="Liberation Serif" fo:font-size="20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I VILLAGE:</text:p>
      <text:p text:style-name="P3">Exploring AI Interactions and Dynamics in a Simulated Village </text:p>
      <text:p text:style-name="P5"/>
      <text:p text:style-name="P4"><text:s/></text:p>
      <text:p text:style-name="P4">The study of artificial intelligence (AI) agents' behavior in a simulated environment, such as a village, offers valuable insights into the development of believable proxies for human interaction. In this project, we create a virtual village inhabited by multiple AI agents, each capable of making independent decisions that impact the environment. The agents' interactions will be analyzed to understand the emergence of relationships and the human-like nature of their behavior.</text:p>
      <text:p text:style-name="P5"/>
      <text:p text:style-name="P4">In the second phase, we introduce a limited resource to the models, incentivizing them to collect it. This will create a competitive environment that may adversely affect the relationships between the agents. We also plan to introduce a killer into the agents, further complicating their interactions. </text:p>
      <text:p text:style-name="P5"/>
      <text:p text:style-name="P4">The results of this study have the potential to provide a deeper understanding of human behavior and social dynamics, as well as to inform the development of more sophisticated AI systems. The study's findings also raise important questions about the ethics of AI and the potential consequences of creating AI agents that exhibit human-like behavior.</text:p>
      <text:p text:style-name="P4"/>
      <table:table table:name="Table1" table:style-name="Table1">
        <table:table-column table:style-name="Table1.A" table:number-columns-repeated="2"/>
        <table:table-row>
          <table:table-cell table:style-name="Table1.A1" office:value-type="string">
            <text:p text:style-name="P7">Team members</text:p>
          </table:table-cell>
          <table:table-cell table:style-name="Table1.B1" office:value-type="string">
            <text:p text:style-name="P7">Advaith Aravind (SCT21AM011)<text:line-break/>Arjun G Ravi (SCT21AM020)</text:p>
            <text:p text:style-name="P7">Govind S Sarath (SCT21AM029)</text:p>
          </table:table-cell>
        </table:table-row>
        <table:table-row>
          <table:table-cell table:style-name="Table1.A2" office:value-type="string">
            <text:p text:style-name="P7">Batch</text:p>
          </table:table-cell>
          <table:table-cell table:style-name="Table1.B2" office:value-type="string">
            <text:p text:style-name="P7">R6B(CL)</text:p>
          </table:table-cell>
        </table:table-row>
        <table:table-row>
          <table:table-cell table:style-name="Table1.A2" office:value-type="string">
            <text:p text:style-name="P7">Guided By</text:p>
          </table:table-cell>
          <table:table-cell table:style-name="Table1.B2" office:value-type="string">
            <text:p text:style-name="P7">Dr Subu Surendran, Professor at SCTCE</text:p>
          </table:table-cell>
        </table:table-row>
      </table:table>
      <text:p text:style-name="P5"/>
      <text:p text:style-name="P5"/>
      <text:p text:style-name="P1"><text:span text:style-name="T2">References</text:span><text:span text:style-name="T1">:</text:span></text:p>
      <text:p text:style-name="P5"/>
      <text:p text:style-name="P4">[1] Joon Sung Park, Joseph C. O’Brien, Carrie J. Cai, Meredith <text:s text:c="2"/>Ringel Morris, Percy Liang, and Michael S. Bernstein. 2023. Generative Agents: Interactive Simulacra of Human Behavior. In ACM, New York, NY, USA, 22 pages.</text:p>
      <text:p text:style-name="P4"/>
      <text:p text:style-name="P4">[2] Huang, W., Xia, F., Xiao, T., Chan, H., Liang, J., Florence, P.R., Zeng, A., Tompson, J., Mordatch, I., Chebotar, Y., Sermanet, P., Brown, N., Jackson, T., Luu, L., Levine, S., Hausman, K., &amp; Ichter, B. (2022). Inner Monologue: Embodied Reasoning through Planning with Language Models. Conference on Robot Learning.</text:p>
      <text:p text:style-name="P4"/>
      <text:p text:style-name="P4">[3] Mialon, G., Dessì, R., Lomeli, M., Nalmpantis, C., Pasunuru, R., Raileanu, R., <text:soft-page-break/>Rozière, B., Schick, T., Dwivedi-Yu, J., Celikyilmaz, A., Grave, E., LeCun, Y., &amp; Scialom, T. (2023). Augmented Language Models: a Survey. ArXiv, abs/2302.07842.</text:p>
      <text:p text:style-name="P4"/>
      <text:p text:style-name="P4">[4] Park, J.S., Popowski, L., Cai, C.J., Morris, M.R., Liang, P., &amp; Bernstein, M.S. (2022). Social Simulacra: Creating Populated Prototypes for Social Computing Systems. Proceedings of the 35th Annual ACM Symposium on User Interface Software and Technology.</text:p>
      <text:p text:style-name="P4"/>
      <text:p text:style-name="P4">[5] Wang, L., Ma, C., Feng, X., Zhang, Z., Yang, H., Zhang, J., Chen, Z., Tang, J., Chen, X., Lin, Y., Zhao, W.X., Wei, Z., &amp; Wen, J. (2023). A Survey on Large Language Model based Autonomous Agents. ArXiv, abs/2308.11432.</text:p>
      <text:p text:style-name="P4"/>
      <text:p text:style-name="P4">[6] Yao, S., Zhao, J., Yu, D., Du, N., Shafran, I., Narasimhan, K., &amp; Cao, Y. (2022). ReAct: Synergizing Reasoning and Acting in Language Models. ArXiv, abs/2210.03629.</text:p>
      <text:p text:style-name="P4"/>
      <text:p text:style-name="P4">[7] Anil, Gemini Team Google Rohan et al. “Gemini: A Family of Highly Capable Multimodal Models.” ArXiv abs/2312.11805 (2023): n. pag.</text:p>
      <text:p text:style-name="P4"/>
      <text:p text:style-name="P4">[8] Yao, S., Yu, D., Zhao, J., Shafran, I., Griffiths, T.L., Cao, Y., &amp; Narasimhan, K. (2023). Tree of Thoughts: Deliberate Problem Solving with Large Language Models. ArXiv, abs/2305.10601.</text:p>
      <text:p text:style-name="P4"/>
      <text:p text:style-name="P4">[9] Wei, J., Wang, X., Schuurmans, D., Bosma, M., Chi, E.H., Xia, F., Le, Q., &amp; Zhou, D. (2022). Chain of Thought Prompting Elicits Reasoning in Large Language Models. ArXiv, abs/2201.11903.</text:p>
      <text:p text:style-name="P4"/>
      <text:p text:style-name="P4">[10] Shao, Y., Li, L., Dai, J., &amp; Qiu, X. (2023). Character-LLM: A Trainable Agent for Role-Playing. ArXiv, abs/2310.10158.</text:p>
      <text:p text:style-name="P4"/>
      <text:p text:style-name="P4">[11] Du, Y., Li, S., Torralba, A., Tenenbaum, J.B., &amp; Mordatch, I. (2023). Improving Factuality and Reasoning in Language Models through Multiagent Debate. ArXiv, abs/2305.143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IN"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6T05:47:07.112339831</dc:date>
    <meta:editing-duration>PT11M32S</meta:editing-duration>
    <meta:editing-cycles>2</meta:editing-cycles>
    <meta:generator>LibreOffice/7.3.7.2$Linux_X86_64 LibreOffice_project/30$Build-2</meta:generator>
    <meta:document-statistic meta:table-count="1" meta:image-count="0" meta:object-count="0" meta:page-count="2" meta:paragraph-count="25" meta:word-count="556" meta:character-count="3615" meta:non-whitespace-character-count="3078"/>
  </office:meta>
</office:document-meta>
</file>